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4-11_21-11-4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4-12_02-20-06_000.jpg</text:p>
          </table:table-cell>
          <table:table-cell table:style-name="ce26" office:value-type="string">
            <text:p>:m :PHOTO 寝た時刻 / 2023 / オナニー、未了、duration=15m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15m時間ぐらい,other=~">
            <text:p>:m :PHOTO 寝た時刻 / 2023 / オナニー、未了、duration=1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4-12_07-51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3-04-12_08-04-23_000.jpg</text:p>
          </table:table-cell>
          <table:table-cell table:style-name="ce26" office:value-type="string">
            <text:p>:m :PHOTO 起きた時刻 / other=20mぐらい、前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other=20mぐらい、前 / 2023">
            <text:p>:m :PHOTO 起きた時刻 / other=20mぐらい、前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4-12_11-02-10_000.jpg</text:p>
          </table:table-cell>
          <table:table-cell table:style-name="ce26" office:value-type="string">
            <text:p>:m 1*3 RES / JVEMV6 64#238_maeno / 『微粒子から探る物性七変化』 著者=前野昌弘,校注=~ / p.63 / w=,topic=炭酸カルシウム：並べる；,publisher=~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1*3 RES / JVEMV6 64#238_maeno / 『微粒子から探る物性七変化』 著者=前野昌弘,校注=~ / p.63 / w=,topic=炭酸カルシウム：並べる；,publisher=~,other=">
            <text:p>:m 1*3 RES / JVEMV6 64#238_maeno / 『微粒子から探る物性七変化』 著者=前野昌弘,校注=~ / p.63 / w=,topic=炭酸カルシウム：並べる；,publisher=~,other=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4-12_11-02-37_000.jpg</text:p>
          </table:table-cell>
          <table:table-cell table:style-name="ce26" office:value-type="string">
            <text:p>:m 2*3 RES / JVEMV6 64#238_maeno / 『微粒子から探る物性七変化』 著者=前野昌弘,校注=~ / p.63 / w=,topic=炭酸カルシウム：並べる；,publisher=~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2*3 RES / JVEMV6 64#238_maeno / 『微粒子から探る物性七変化』 著者=前野昌弘,校注=~ / p.63 / w=,topic=炭酸カルシウム：並べる；,publisher=~,other=">
            <text:p>:m 2*3 RES / JVEMV6 64#238_maeno / 『微粒子から探る物性七変化』 著者=前野昌弘,校注=~ / p.63 / w=,topic=炭酸カルシウム：並べる；,publisher=~,other=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4-12_11-02-45_000.jpg</text:p>
          </table:table-cell>
          <table:table-cell table:style-name="ce26" office:value-type="string">
            <text:p>:m 3*3 RES / JVEMV6 64#238_maeno / 『微粒子から探る物性七変化』 著者=前野昌弘,校注=~ / p.63 / w=,topic=炭酸カルシウム；,publisher=~,other=q+:q-id.TJID(nowa)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3*3 RES / JVEMV6 64#238_maeno / 『微粒子から探る物性七変化』 著者=前野昌弘,校注=~ / p.63 / w=,topic=炭酸カルシウム；,publisher=~,other=q+:q-id.TJID(nowa)">
            <text:p>:m 3*3 RES / JVEMV6 64#238_maeno / 『微粒子から探る物性七変化』 著者=前野昌弘,校注=~ / p.63 / w=,topic=炭酸カルシウム；,publisher=~,other=q+:q-id.TJID(nowa)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4-12_12-03-25_000.jpg</text:p>
          </table:table-cell>
          <table:table-cell table:style-name="ce26" office:value-type="string">
            <text:p>:m #*# RES / JVEMV6 64#268_hattatsu_sakakihara / 『脳科学と発達障害』 著者=榊原洋一,校注=~ / p.31 / w=MRI;,topic=~,publisher=~,other=memo+:骨転移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268_hattatsu_sakakihara / 『脳科学と発達障害』 著者=榊原洋一,校注=~ / p.31 / w=MRI;,topic=~,publisher=~,other=memo+:骨転移">
            <text:p>:m #*# RES / JVEMV6 64#268_hattatsu_sakakihara / 『脳科学と発達障害』 著者=榊原洋一,校注=~ / p.31 / w=MRI;,topic=~,publisher=~,other=memo+:骨転移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4-12_13-30-0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4-12_15-57-20_000.jpg</text:p>
          </table:table-cell>
          <table:table-cell table:style-name="ce26" office:value-type="string">
            <text:p>:m #*# RES / JVEMV6 64#261_fukuzawa_sugita / 『福沢諭吉　朝鮮・中国・台湾論集』 著者=杉田聡、編,校注=~ / p.77 / w=~,topic=壬午軍乱,publisher=~,other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261_fukuzawa_sugita / 『福沢諭吉　朝鮮・中国・台湾論集』 著者=杉田聡、編,校注=~ / p.77 / w=~,topic=壬午軍乱,publisher=~,other=QQQ">
            <text:p>:m #*# RES / JVEMV6 64#261_fukuzawa_sugita / 『福沢諭吉　朝鮮・中国・台湾論集』 著者=杉田聡、編,校注=~ / p.77 / w=~,topic=壬午軍乱,publisher=~,other=QQQ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023-04-12_16-34-01_000.jpg</text:p>
          </table:table-cell>
          <table:table-cell table:style-name="ce26" office:value-type="string">
            <text:p>:m #*# RES / JVEMV6 64#265_islam_genten_makino / 『イスラームの原点』 著者=牧野信也,校注=~ / p.56 / w=~,topic=~,publisher=~,other=QQQ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JVEMV6 64#265_islam_genten_makino / 『イスラームの原点』 著者=牧野信也,校注=~ / p.56 / w=~,topic=~,publisher=~,other=QQQ">
            <text:p>:m #*# RES / JVEMV6 64#265_islam_genten_makino / 『イスラームの原点』 著者=牧野信也,校注=~ / p.56 / w=~,topic=~,publisher=~,other=QQQ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2">2023/04/12</text:date>, <text:time>17:4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4-12T17:43:57.38</dc:date>
    <dc:creator>岩淵 謙</dc:creator>
    <meta:editing-duration>P55DT16H23M40S</meta:editing-duration>
    <meta:editing-cycles>18100</meta:editing-cycles>
    <meta:document-statistic meta:table-count="2" meta:cell-count="920" meta:object-count="0"/>
    <meta:user-defined meta:name="qrichtext">1</meta:user-defined>
  </office:meta>
</office:document-meta>
</file>